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f46c1"/>
    </style:style>
    <style:style style:name="P2" style:family="paragraph" style:parent-style-name="Standard">
      <style:text-properties officeooo:rsid="001f46c1" officeooo:paragraph-rsid="001f46c1"/>
    </style:style>
    <style:style style:name="P3" style:family="paragraph" style:parent-style-name="Standard">
      <style:text-properties officeooo:paragraph-rsid="001f46c1"/>
    </style:style>
    <style:style style:name="P4" style:family="paragraph" style:parent-style-name="Standard">
      <style:text-properties officeooo:rsid="002170ef" officeooo:paragraph-rsid="002170e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rror that comes while creating adding new column with properety NOT NULL;</text:p>
      <text:p text:style-name="P1"/>
      <text:p text:style-name="P1">Error report -</text:p>
      <text:p text:style-name="Standard">alter table T_1 add (SlNO INT NULL, FLAG VARCHAR2 (20 BYTE) NULL, CREATED_DATE DATE NOT NULL, MODIFIED_DATE DATE NULL)</text:p>
      <text:p text:style-name="Standard">ORA-01758: table must be empty to add mandatory (NOT NULL) column</text:p>
      <text:p text:style-name="Standard">01758. 00000 - <text:s/>"table must be empty to add mandatory (NOT NULL) column"</text:p>
      <text:p text:style-name="Standard"/>
      <text:p text:style-name="Standard"/>
      <text:p text:style-name="Standard"/>
      <text:p text:style-name="P4">Error while updated two columns in one shot:</text:p>
      <text:p text:style-name="P4"/>
      <text:p text:style-name="P4">Error starting at line : 7 in command -</text:p>
      <text:p text:style-name="P4">update T_1 set CREATED_DATE = sysdate and MODIFIED_DATE = sysdate</text:p>
      <text:p text:style-name="P4">Error at Command Line : 7 Column : 39</text:p>
      <text:p text:style-name="P4">Error report -</text:p>
      <text:p text:style-name="P4">SQL Error: ORA-00933: SQL command not properly ended</text:p>
      <text:p text:style-name="P4">00933. 00000 - <text:s/>"SQL command not properly ended"</text:p>
      <text:p text:style-name="P4">*Cause: <text:s text:c="3"/></text:p>
      <text:p text:style-name="P4">*Action:</text:p>
      <text:p text:style-name="P4"/>
      <text:p text:style-name="P4">934 rows updated.</text:p>
      <text:p text:style-name="P4"/>
      <text:p text:style-name="P4"/>
      <text:p text:style-name="P4">934 rows updated.</text:p>
      <text:p text:style-name="P4"/>
      <text:p text:style-name="P4"/>
      <text:p text:style-name="P4">Error starting at line : 5 in command -</text:p>
      <text:p text:style-name="P4">update T_1 set CREATED_DATE = sysdate and MODIFIED_DATE = sysdate WHERE IS_RURAL ='Rural'</text:p>
      <text:p text:style-name="P4">Error at Command Line : 5 Column : 39</text:p>
      <text:p text:style-name="P4">Error report -</text:p>
      <text:p text:style-name="P4">SQL Error: ORA-00933: SQL command not properly ended</text:p>
      <text:p text:style-name="P4">00933. 00000 - <text:s/>"SQL command not properly ended"</text:p>
      <text:p text:style-name="P4">*Cause: <text:s text:c="3"/></text:p>
      <text:p text:style-name="P4">*Action:</text:p>
      <text:p text:style-name="P4"/>
      <text:p text:style-name="P4">Error starting at line : 7 in command -</text:p>
      <text:p text:style-name="P4">update T_1 set (CREATED_DATE = sysdate and MODIFIED_DATE = sysdate)</text:p>
      <text:p text:style-name="P4">Error at Command Line : 7 Column : 30</text:p>
      <text:p text:style-name="P4">Error report -</text:p>
      <text:p text:style-name="P4">SQL Error: ORA-00907: missing right parenthesis</text:p>
      <text:p text:style-name="P4">00907. 00000 - <text:s/>"missing right parenthesis"</text:p>
      <text:p text:style-name="P4">*Cause: <text:s text:c="3"/></text:p>
      <text:p text:style-name="P4">*Action:</text:p>
      <text:p text:style-name="P4"/>
      <text:p text:style-name="P4">Error starting at line : 5 in command -</text:p>
      <text:p text:style-name="P4">update T_1 set CREATED_DATE = sysdate WHERE IS_RURAL ='Rural'</text:p>
      <text:p text:style-name="P4"/>
      <text:p text:style-name="P4">update T_1 set CREATED_DATE = sysdate, MODIFIED_DATE = sysdate</text:p>
      <text:p text:style-name="P4">Error at Command Line : 7 Column : 4</text:p>
      <text:p text:style-name="P4">Error report -</text:p>
      <text:p text:style-name="P4"><text:soft-page-break/>SQL Error: ORA-00933: SQL command not properly ended</text:p>
      <text:p text:style-name="P4">00933. 00000 - <text:s/>"SQL command not properly ended"</text:p>
      <text:p text:style-name="P4">*Cause: <text:s text:c="3"/></text:p>
      <text:p text:style-name="P4">*Action:</text:p>
      <text:p text:style-name="P4"/>
      <text:p text:style-name="P4">934 rows updated</text:p>
      <text:p text:style-name="P4"/>
      <text:p text:style-name="P4">ALTER TABLE T_1 add constraint primary key(slno)</text:p>
      <text:p text:style-name="P4">Error at Command Line : 11 Column : 1</text:p>
      <text:p text:style-name="P4">Error report -</text:p>
      <text:p text:style-name="P4">SQL Error: ORA-00933: SQL command not properly ended</text:p>
      <text:p text:style-name="P4">00933. 00000 - <text:s/>"SQL command not properly ended"</text:p>
      <text:p text:style-name="P4">*Cause: <text:s text:c="3"/></text:p>
      <text:p text:style-name="P4">*Action:</text:p>
      <text:p text:style-name="P4"/>
      <text:p text:style-name="P4">Error starting at line : 11 in command -</text:p>
      <text:p text:style-name="P4">ALTER TABLE T_1 add constraint primary key(slno)</text:p>
      <text:p text:style-name="P4">Error report -</text:p>
      <text:p text:style-name="P4">ORA-00902: invalid datatype</text:p>
      <text:p text:style-name="P4">00902. 00000 - <text:s/>"invalid datatype"</text:p>
      <text:p text:style-name="P4">*Cause: <text:s text:c="3"/></text:p>
      <text:p text:style-name="P4">*Action:</text:p>
      <text:p text:style-name="P4"/>
      <text:p text:style-name="P4">Table T_1 altered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3T16:03:24.323108414</meta:creation-date>
    <dc:date>2019-05-03T16:35:29.444630694</dc:date>
    <meta:editing-duration>PT7M41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57" meta:word-count="347" meta:character-count="2024" meta:non-whitespace-character-count="1703"/>
  </office:meta>
</office:document-meta>
</file>